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">
      <style:text-properties officeooo:rsid="000e0428" officeooo:paragraph-rsid="000e0428"/>
    </style:style>
    <style:style style:name="P2" style:family="paragraph" style:parent-style-name="Text_20_body">
      <style:text-properties fo:language="ru" fo:country="RU" officeooo:rsid="000e4d0f" officeooo:paragraph-rsid="000e4d0f"/>
    </style:style>
    <style:style style:name="P3" style:family="paragraph" style:parent-style-name="Text_20_body">
      <style:text-properties officeooo:paragraph-rsid="000fad63"/>
    </style:style>
    <style:style style:name="P4" style:family="paragraph" style:parent-style-name="Text_20_body" style:list-style-name="L5">
      <style:text-properties fo:font-weight="bold" officeooo:paragraph-rsid="001604ca" style:font-weight-asian="bold" style:font-weight-complex="bold"/>
    </style:style>
    <style:style style:name="P5" style:family="paragraph" style:parent-style-name="Text_20_body" style:list-style-name="L3"/>
    <style:style style:name="P6" style:family="paragraph" style:parent-style-name="Text_20_body">
      <style:text-properties officeooo:paragraph-rsid="00143796"/>
    </style:style>
    <style:style style:name="P7" style:family="paragraph" style:parent-style-name="Text_20_body" style:list-style-name="L4">
      <style:text-properties officeooo:paragraph-rsid="00149de4"/>
    </style:style>
    <style:style style:name="P8" style:family="paragraph" style:parent-style-name="Text_20_body" style:list-style-name="L4">
      <style:text-properties fo:font-style="normal" fo:font-weight="bold" officeooo:paragraph-rsid="00149de4" style:font-style-asian="normal" style:font-weight-asian="bold" style:font-style-complex="normal" style:font-weight-complex="bold"/>
    </style:style>
    <style:style style:name="P9" style:family="paragraph" style:parent-style-name="Text_20_body" style:list-style-name="L5">
      <style:text-properties fo:font-style="normal" fo:font-weight="bold" officeooo:paragraph-rsid="001604ca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officeooo:paragraph-rsid="0014c8d1"/>
    </style:style>
    <style:style style:name="P11" style:family="paragraph" style:parent-style-name="Text_20_body">
      <style:text-properties officeooo:paragraph-rsid="0016fa08"/>
    </style:style>
    <style:style style:name="P12" style:family="paragraph" style:parent-style-name="Text_20_body">
      <style:text-properties officeooo:paragraph-rsid="0018bd79"/>
    </style:style>
    <style:style style:name="P13" style:family="paragraph" style:parent-style-name="Text_20_body">
      <style:text-properties officeooo:paragraph-rsid="001a9ba9"/>
    </style:style>
    <style:style style:name="P14" style:family="paragraph" style:parent-style-name="Text_20_body" style:list-style-name="L7">
      <style:text-properties officeooo:paragraph-rsid="001a9ba9"/>
    </style:style>
    <style:style style:name="P15" style:family="paragraph" style:parent-style-name="Text_20_body" style:list-style-name="L7">
      <style:text-properties officeooo:paragraph-rsid="001c188b"/>
    </style:style>
    <style:style style:name="P16" style:family="paragraph" style:parent-style-name="Text_20_body">
      <style:paragraph-properties fo:break-before="page"/>
      <style:text-properties fo:language="ru" fo:country="RU" officeooo:rsid="000e4d0f" officeooo:paragraph-rsid="000e4d0f"/>
    </style:style>
    <style:style style:name="P17" style:family="paragraph" style:parent-style-name="Heading_20_1" style:list-style-name="">
      <style:text-properties fo:language="ru" fo:country="RU" officeooo:rsid="000e0428" officeooo:paragraph-rsid="00126d9c"/>
    </style:style>
    <style:style style:name="P18" style:family="paragraph" style:parent-style-name="Heading_20_1">
      <style:paragraph-properties fo:break-before="page"/>
      <style:text-properties fo:language="ru" fo:country="RU" officeooo:rsid="000e0428" officeooo:paragraph-rsid="000e0428"/>
    </style:style>
    <style:style style:name="P19" style:family="paragraph" style:parent-style-name="Heading_20_2">
      <style:text-properties officeooo:paragraph-rsid="000fad63"/>
    </style:style>
    <style:style style:name="P20" style:family="paragraph" style:parent-style-name="Heading_20_2">
      <style:paragraph-properties fo:break-before="page"/>
      <style:text-properties officeooo:paragraph-rsid="001a9ba9"/>
    </style:style>
    <style:style style:name="P21" style:family="paragraph" style:parent-style-name="Heading_20_3">
      <style:text-properties officeooo:paragraph-rsid="00143796"/>
    </style:style>
    <style:style style:name="P22" style:family="paragraph" style:parent-style-name="Heading_20_3">
      <style:text-properties officeooo:paragraph-rsid="0014c8d1"/>
    </style:style>
    <style:style style:name="P23" style:family="paragraph" style:parent-style-name="Heading_20_3">
      <style:text-properties officeooo:paragraph-rsid="001a9ba9"/>
    </style:style>
    <style:style style:name="P2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0fad63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fad63"/>
    </style:style>
    <style:style style:name="T4" style:family="text">
      <style:text-properties fo:language="ru" fo:country="RU" fo:font-weight="normal" officeooo:rsid="00149de4" style:font-weight-asian="normal" style:font-weight-complex="normal"/>
    </style:style>
    <style:style style:name="T5" style:family="text">
      <style:text-properties fo:language="ru" fo:country="RU" fo:font-weight="normal" officeooo:rsid="001604ca" style:font-weight-asian="normal" style:font-weight-complex="normal"/>
    </style:style>
    <style:style style:name="T6" style:family="text">
      <style:text-properties fo:language="ru" fo:country="RU" fo:font-weight="normal" officeooo:rsid="0016fa08" style:font-weight-asian="normal" style:font-weight-complex="normal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bold" officeooo:rsid="00149de4" style:font-weight-asian="bold" style:font-weight-complex="bold"/>
    </style:style>
    <style:style style:name="T9" style:family="text">
      <style:text-properties fo:language="ru" fo:country="RU" fo:font-weight="bold" officeooo:rsid="0016fa08" style:font-weight-asian="bold" style:font-weight-complex="bold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officeooo:rsid="00149de4" style:font-style-asian="italic" style:font-style-complex="italic"/>
    </style:style>
    <style:style style:name="T12" style:family="text">
      <style:text-properties fo:language="ru" fo:country="RU" fo:font-style="italic" officeooo:rsid="001604ca" style:font-style-asian="italic" style:font-style-complex="italic"/>
    </style:style>
    <style:style style:name="T13" style:family="text">
      <style:text-properties fo:language="ru" fo:country="RU" fo:font-style="italic" officeooo:rsid="0018bd79" style:font-style-asian="italic" style:font-style-complex="italic"/>
    </style:style>
    <style:style style:name="T14" style:family="text">
      <style:text-properties fo:language="ru" fo:country="RU" fo:font-style="italic" officeooo:rsid="001a9ba9" style:font-style-asian="italic" style:font-style-complex="italic"/>
    </style:style>
    <style:style style:name="T15" style:family="text">
      <style:text-properties fo:language="ru" fo:country="RU" fo:font-style="italic" fo:font-weight="normal" officeooo:rsid="00149de4" style:font-style-asian="italic" style:font-weight-asian="normal" style:font-style-complex="italic" style:font-weight-complex="normal"/>
    </style:style>
    <style:style style:name="T16" style:family="text">
      <style:text-properties fo:language="ru" fo:country="RU" fo:font-style="italic" fo:font-weight="normal" officeooo:rsid="001604ca" style:font-style-asian="italic" style:font-weight-asian="normal" style:font-style-complex="italic" style:font-weight-complex="normal"/>
    </style:style>
    <style:style style:name="T17" style:family="text">
      <style:text-properties fo:language="ru" fo:country="RU" officeooo:rsid="00143796"/>
    </style:style>
    <style:style style:name="T18" style:family="text">
      <style:text-properties fo:language="ru" fo:country="RU" officeooo:rsid="00149de4"/>
    </style:style>
    <style:style style:name="T19" style:family="text">
      <style:text-properties fo:language="ru" fo:country="RU" officeooo:rsid="0014c8d1"/>
    </style:style>
    <style:style style:name="T20" style:family="text">
      <style:text-properties fo:language="ru" fo:country="RU" officeooo:rsid="001604ca"/>
    </style:style>
    <style:style style:name="T21" style:family="text">
      <style:text-properties fo:language="ru" fo:country="RU" officeooo:rsid="0016fa08"/>
    </style:style>
    <style:style style:name="T22" style:family="text">
      <style:text-properties fo:language="ru" fo:country="RU" officeooo:rsid="0018bd79"/>
    </style:style>
    <style:style style:name="T23" style:family="text">
      <style:text-properties fo:language="ru" fo:country="RU" fo:font-style="normal" officeooo:rsid="0018bd79" style:font-style-asian="normal" style:font-style-complex="normal"/>
    </style:style>
    <style:style style:name="T24" style:family="text">
      <style:text-properties fo:language="ru" fo:country="RU" fo:font-style="normal" fo:font-weight="bold" officeooo:rsid="0018bd79" style:font-style-asian="normal" style:font-weight-asian="bold" style:font-style-complex="normal" style:font-weight-complex="bold"/>
    </style:style>
    <style:style style:name="T25" style:family="text">
      <style:text-properties fo:language="ru" fo:country="RU" fo:font-style="normal" fo:font-weight="normal" officeooo:rsid="0018bd79" style:font-style-asian="normal" style:font-weight-asian="normal" style:font-style-complex="normal" style:font-weight-complex="normal"/>
    </style:style>
    <style:style style:name="T26" style:family="text">
      <style:text-properties fo:language="ru" fo:country="RU" officeooo:rsid="001a9ba9"/>
    </style:style>
    <style:style style:name="T27" style:family="text">
      <style:text-properties fo:language="ru" fo:country="RU" officeooo:rsid="001c188b"/>
    </style:style>
    <style:style style:name="T28" style:family="text">
      <style:text-properties officeooo:rsid="00126d9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-start text:name="__RefHeading__36_155291788"/><text:span text:style-name="T28">Программный комплекс VHSM. Описание архитектуры и функциональности.</text:span><text:bookmark-end text:name="__RefHeading__36_155291788"/></text:h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Оглавление</text:p>
          </text:index-title>
          <text:p text:style-name="P26"><text:a xlink:type="simple" xlink:href="#__RefHeading__36_155291788" text:style-name="Index_20_Link" text:visited-style-name="Index_20_Link">Программный комплекс VHSM. Описание архитектуры и функциональности.<text:tab/>1</text:a></text:p>
          <text:p text:style-name="P26"><text:a xlink:type="simple" xlink:href="#__RefHeading__106_204815745" text:style-name="Index_20_Link" text:visited-style-name="Index_20_Link">Описание продукта<text:tab/>3</text:a></text:p>
          <text:p text:style-name="P24"><text:a xlink:type="simple" xlink:href="#__RefHeading__38_155291788" text:style-name="Index_20_Link" text:visited-style-name="Index_20_Link">Введение<text:tab/>3</text:a></text:p>
          <text:p text:style-name="P24"><text:a xlink:type="simple" xlink:href="#__RefHeading__40_155291788" text:style-name="Index_20_Link" text:visited-style-name="Index_20_Link">Структура программного комплекса<text:tab/>3</text:a></text:p>
          <text:p text:style-name="P27"><text:a xlink:type="simple" xlink:href="#__RefHeading__42_155291788" text:style-name="Index_20_Link" text:visited-style-name="Index_20_Link">Client<text:tab/>3</text:a></text:p>
          <text:p text:style-name="P27"><text:a xlink:type="simple" xlink:href="#__RefHeading__44_155291788" text:style-name="Index_20_Link" text:visited-style-name="Index_20_Link">Transport<text:tab/>3</text:a></text:p>
          <text:p text:style-name="P27"><text:a xlink:type="simple" xlink:href="#__RefHeading__46_155291788" text:style-name="Index_20_Link" text:visited-style-name="Index_20_Link">Vhsm<text:tab/>3</text:a></text:p>
        </text:index-body>
      </text:table-of-content>
      <text:h text:style-name="P1" text:outline-level="1"/>
      <text:h text:style-name="P18" text:outline-level="1"><text:bookmark-start text:name="__RefHeading__106_204815745"/>Описание пр<text:span text:style-name="T1">одукта</text:span><text:bookmark-end text:name="__RefHeading__106_204815745"/></text:h>
      <text:h text:style-name="P19" text:outline-level="2"><text:bookmark-start text:name="__RefHeading__38_155291788"/><text:span text:style-name="T3">Введение</text:span><text:bookmark-end text:name="__RefHeading__38_155291788"/></text:h>
      <text:p text:style-name="P2">VHSM – программный комплекс, предназначенный для <text:span text:style-name="T1">хранения секретных данных и вычисления криптографических функций, использующих секреты, <text:s/>вне виртуальной среды приложения.</text:span></text:p>
      <text:p text:style-name="P2"><text:span text:style-name="T1"/></text:p>
      <text:p text:style-name="P16"><text:span text:style-name="T1"/></text:p>
      <text:h text:style-name="P19" text:outline-level="2"><text:bookmark-start text:name="__RefHeading__40_155291788"/><text:span text:style-name="T3">Структура программного комплекса</text:span><text:bookmark-end text:name="__RefHeading__40_155291788"/></text:h>
      <text:p text:style-name="P3"><text:span text:style-name="T3">В этом разделе содержится описание компонент системы.</text:span></text:p>
      <text:h text:style-name="Heading_20_3" text:outline-level="3"><text:bookmark-start text:name="__RefHeading__42_155291788"/><text:span text:style-name="T3">Client</text:span><text:bookmark-end text:name="__RefHeading__42_155291788"/></text:h>
      <text:p text:style-name="Text_20_body"><text:span text:style-name="T2">Здесь и далее под client понимается часть комплекса, исполняющаяся в виртуальной среде клиента (client VE) — потребителя VHSM API. Большая часть кода, описываемого здесь, расположена в </text:span><text:span text:style-name="T10">%repository_root%/prototype/client/</text:span><text:span text:style-name="T2">.</text:span></text:p>
      <text:list xml:id="list6908449394466827906" text:style-name="L3">
        <text:list-item>
          <text:p text:style-name="P5"><text:span text:style-name="T7">vhsm_api_prototype</text:span><text:span text:style-name="T2"> — набор объявлений функций, структур данных, кодов возврата на языке C. Определяет API для приложений, работающих в client VE. Находится в </text:span><text:span text:style-name="T10">%repository_root%/prototype/client/vhsm_api_prototype/</text:span><text:span text:style-name="T2">. </text:span></text:p>
        </text:list-item>
        <text:list-item>
          <text:p text:style-name="P5"><text:span text:style-name="T7">vhsm_api_prototype_impl</text:span><text:span text:style-name="T2"> — реализация vhsm_api_prototype на языке С++, компилируется в статическую библиотеку. Находится в </text:span><text:span text:style-name="T10">%repository_root%/prototype/client/vhsm_api_prototype/</text:span><text:span text:style-name="T2">.</text:span></text:p>
        </text:list-item>
      </text:list>
      <text:p text:style-name="Text_20_body"><text:span text:style-name="T2">Зависит от ниже описанных </text:span><text:span text:style-name="T7">files_transport</text:span><text:span text:style-name="T2">, </text:span><text:span text:style-name="T7">protocol</text:span><text:span text:style-name="T2">.</text:span></text:p>
      <text:h text:style-name="P21" text:outline-level="3"><text:bookmark-start text:name="__RefHeading__44_155291788"/><text:span text:style-name="T17">Transport</text:span><text:bookmark-end text:name="__RefHeading__44_155291788"/></text:h>
      <text:p text:style-name="P6"><text:span text:style-name="T17">Здесь и далее под transport понимается часть комплекса, описывающая и реализующая протокол общения между компонентами системы, обеспечивающая передачу сообщений протокола.</text:span></text:p>
      <text:list xml:id="list4208320035416323143" text:style-name="L4">
        <text:list-item>
          <text:p text:style-name="P7"><text:span text:style-name="T8">protocol</text:span><text:span text:style-name="T18"> — описание протокола взаимодействия между client и vhsm (см. описание далее) при помощи Google Protobuf. Находится в </text:span><text:span text:style-name="T11">%repository_root%/prototype/protocol/.</text:span></text:p>
        </text:list-item>
        <text:list-item>
          <text:p text:style-name="P8"><text:span text:style-name="T18">files_transport</text:span><text:span text:style-name="T4"> — header-only реализация передачи сообщений между client и vhsm на языке С++, использующая файловую систему. Находится в </text:span><text:span text:style-name="T15">%repository_root%/prototype/files_transport/.</text:span></text:p>
        </text:list-item>
      </text:list>
      <text:h text:style-name="P22" text:outline-level="3"><text:bookmark-start text:name="__RefHeading__46_155291788"/><text:span text:style-name="T19">Vhsm</text:span><text:bookmark-end text:name="__RefHeading__46_155291788"/></text:h>
      <text:p text:style-name="P10"><text:span text:style-name="T19">Здесь и далее под vhsm понимается часть комплекса, исполняющаяся в виртуальной среде (vhsm VE), где хранятся секретные данные и производится обработка запросов на вычисление криптографических функций. </text:span><text:span text:style-name="T20">Большая часть кода, описываемого здесь, расположена в </text:span><text:span text:style-name="T12">%repository_root%/prototype/vhsm/.</text:span></text:p>
      <text:list xml:id="list6935821896512386592" text:style-name="L5">
        <text:list-item>
          <text:p text:style-name="P4"><text:span text:style-name="T20">esapi —</text:span><text:span text:style-name="T5"> сокращение от Encrypted Storage API. Определяет интерфейс взаимодействия с хранилищем секретных данных в зашифрованном виде. Представляет собой набор классов, описанных на языке С++. Находится в </text:span><text:span text:style-name="T16">%repository_root%/prototype/vhsm/esapi/.</text:span></text:p>
        </text:list-item>
        <text:list-item>
          <text:p text:style-name="P9"><text:span text:style-name="T20">esapi_file_impl —</text:span><text:span text:style-name="T5"> реализация esapi, использующая файловую систему для хранения данных и библиотеку crypto++ для их шифрования с помощью алгоритма AES.</text:span></text:p>
        </text:list-item>
      </text:list>
      <text:p text:style-name="P11"><text:span text:style-name="T21">Зависит от </text:span><text:span text:style-name="T9">files_transport</text:span><text:span text:style-name="T6">, </text:span><text:span text:style-name="T9">protocol</text:span><text:span text:style-name="T6">.</text:span></text:p>
      <text:h text:style-name="Heading_20_3" text:outline-level="3"><text:span text:style-name="T2">Host</text:span></text:h>
      <text:p text:style-name="P12"><text:span text:style-name="T22">Здесь и далее под host понимается сервер, на котором работают вышеупомянутые виртуальные </text:span><text:soft-page-break/><text:span text:style-name="T22">среды, а также программа, пересылающая сообщения из client в vhsm и обратно. Обеспечивает идентификацию VE отправителя сообщения при отправке сообщений из client в vhsm посредством добавления к сообщению идентификатора VE. Код расположен в </text:span><text:span text:style-name="T13">%repository_root%/prototype/host.<text:line-break/></text:span><text:span text:style-name="T23">Зависит от </text:span><text:span text:style-name="T24">files_transport</text:span><text:span text:style-name="T25">.</text:span></text:p>
      <text:p text:style-name="P12"><text:span text:style-name="T25"/></text:p>
      <text:h text:style-name="P20" text:outline-level="2"><text:span text:style-name="T26">Сборка системы</text:span></text:h>
      <text:p text:style-name="P13"><text:span text:style-name="T26">Для сборки проекта используется иерархия makefile'ов. Для сборки проекта необходимо запустить make в </text:span><text:span text:style-name="T14">%repository_root%/prototype/.</text:span></text:p>
      <text:h text:style-name="P23" text:outline-level="3"><text:span text:style-name="T26">Зависимости</text:span></text:h>
      <text:p text:style-name="P13"><text:span text:style-name="T26">Для сборки проекта необходима установка следующих пакетов:</text:span></text:p>
      <text:list xml:id="list1668010200185467163" text:style-name="L7">
        <text:list-item>
          <text:p text:style-name="P14"><text:span text:style-name="T26">g++;</text:span></text:p>
        </text:list-item>
        <text:list-item>
          <text:p text:style-name="P14"><text:span text:style-name="T26">protobuf-compiler, libprotobuf7, libprotoc7, libprotobuf-dev;</text:span></text:p>
        </text:list-item>
        <text:list-item>
          <text:p text:style-name="P15"><text:span text:style-name="T27">libcrypto++-dev;</text:span></text:p>
        </text:list-item>
        <text:list-item>
          <text:p text:style-name="P15"><text:span text:style-name="T27">libssl-dev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dok22 </meta:initial-creator>
    <meta:creation-date>2013-05-26T18:14:37</meta:creation-date>
    <meta:generator>LibreOffice/4.0.2.2$Linux_X86_64 LibreOffice_project/400m0$Build-2</meta:generator>
    <dc:date>2013-05-26T20:04:57</dc:date>
    <dc:creator>deadok22 </dc:creator>
    <meta:editing-duration>PT1H3M45S</meta:editing-duration>
    <meta:editing-cycles>13</meta:editing-cycles>
    <meta:document-statistic meta:table-count="0" meta:image-count="0" meta:object-count="0" meta:page-count="6" meta:paragraph-count="38" meta:word-count="363" meta:character-count="3143" meta:non-whitespace-character-count="2818"/>
  </office:meta>
</office:document-meta>
</file>